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c9211e" draw:marker-start-width="0.321cm" draw:marker-end-width="0.321cm" draw:fill="none" draw:textarea-horizontal-align="justify" draw:textarea-vertical-align="middle" draw:auto-grow-height="false" fo:min-height="5.098cm" fo:min-width="4.482cm" fo:padding-top="0.165cm" fo:padding-bottom="0.165cm" fo:padding-left="0.29cm" fo:padding-right="0.29cm"/>
    </style:style>
    <style:style style:name="gr3" style:family="graphic" style:parent-style-name="standard">
      <style:graphic-properties draw:fill-color="#ffd320" draw:textarea-horizontal-align="justify" draw:textarea-vertical-align="middle" draw:auto-grow-height="false" fo:min-height="2.798cm" fo:min-width="5.596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objectwithoutfill">
      <style:graphic-properties svg:stroke-width="0.106cm" svg:stroke-color="#314004" draw:marker-start-width="0.359cm" draw:marker-end-width="0.359cm" draw:fill="solid" draw:textarea-vertical-align="middle" fo:padding-top="0.178cm" fo:padding-bottom="0.178cm" fo:padding-left="0.303cm" fo:padding-right="0.303cm"/>
    </style:style>
    <style:style style:name="gr6" style:family="graphic" style:parent-style-name="standard">
      <style:graphic-properties draw:fill-color="#3465a4" draw:textarea-horizontal-align="justify" draw:textarea-vertical-align="middle" draw:auto-grow-height="false" fo:min-height="2.798cm" fo:min-width="5.596cm"/>
    </style:style>
    <style:style style:name="gr7" style:family="graphic" style:parent-style-name="standard">
      <style:graphic-properties draw:fill-color="#ff420e" draw:textarea-horizontal-align="justify" draw:textarea-vertical-align="middle" draw:auto-grow-height="false" fo:min-height="2.798cm" fo:min-width="5.596cm"/>
    </style:style>
    <style:style style:name="gr8" style:family="graphic" style:parent-style-name="standard">
      <style:graphic-properties svg:stroke-width="0.106cm" svg:stroke-color="#314004" draw:marker-start="Circle" draw:marker-start-width="0.459cm" draw:marker-end="Arrow" draw:marker-end-width="0.459cm" draw:textarea-vertical-align="middle" fo:padding-top="0.178cm" fo:padding-bottom="0.178cm" fo:padding-left="0.303cm" fo:padding-right="0.303cm"/>
    </style:style>
    <style:style style:name="gr9" style:family="graphic" style:parent-style-name="standard">
      <style:graphic-properties svg:stroke-color="#000000" draw:fill-color="#314004" draw:textarea-horizontal-align="justify" draw:textarea-vertical-align="middle" draw:auto-grow-height="false" fo:min-height="0.11cm" fo:min-width="0cm"/>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stroke="none" svg:stroke-color="#ff420e" draw:fill="none" draw:fill-color="#ffffff" draw:auto-grow-height="true" draw:auto-grow-width="false" fo:max-height="0cm" fo:min-height="2.134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fill-color="#579d1c" draw:textarea-horizontal-align="justify" draw:textarea-vertical-align="middle" draw:auto-grow-height="false" fo:min-height="2.798cm" fo:min-width="5.596cm"/>
    </style:style>
    <style:style style:name="gr14"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5" style:family="graphic" style:parent-style-name="standard">
      <style:graphic-properties draw:fill-color="#b6b3b3" draw:textarea-horizontal-align="justify" draw:textarea-vertical-align="middle" draw:auto-grow-height="false" fo:min-height="2.798cm" fo:min-width="5.596cm"/>
    </style:style>
    <style:style style:name="gr16" style:family="graphic" style:parent-style-name="standard">
      <style:graphic-properties draw:stroke="dash" draw:stroke-dash="Dashed_20__28_var_29_" svg:stroke-width="0.106cm" svg:stroke-color="#808080" draw:marker-start="Circle" draw:marker-start-width="0.459cm" draw:marker-end="Arrow" draw:marker-end-width="0.459cm" draw:textarea-vertical-align="middle" fo:padding-top="0.178cm" fo:padding-bottom="0.178cm" fo:padding-left="0.303cm" fo:padding-right="0.303cm"/>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00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text-properties fo:font-size="24pt" style:font-size-asian="24pt" style:font-size-complex="24pt"/>
    </style:style>
    <style:style style:name="P5" style:family="paragraph">
      <loext:graphic-properties draw:fill-color="#ffd320"/>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solid"/>
      <style:paragraph-properties fo:text-align="center"/>
    </style:style>
    <style:style style:name="P9" style:family="paragraph">
      <loext:graphic-properties draw:fill-color="#3465a4"/>
      <style:paragraph-properties fo:text-align="center"/>
    </style:style>
    <style:style style:name="P10" style:family="paragraph">
      <loext:graphic-properties draw:fill-color="#ff420e"/>
      <style:paragraph-properties fo:text-align="center"/>
    </style:style>
    <style:style style:name="P11" style:family="paragraph">
      <loext:graphic-properties draw:fill-color="#314004"/>
      <style:paragraph-properties fo:text-align="center"/>
    </style:style>
    <style:style style:name="P12" style:family="paragraph">
      <loext:graphic-properties draw:fill="none" draw:fill-color="#ffffff"/>
    </style:style>
    <style:style style:name="P13" style:family="paragraph">
      <style:text-properties fo:font-size="18pt"/>
    </style:style>
    <style:style style:name="P14" style:family="paragraph">
      <loext:graphic-properties draw:fill="none" draw:fill-color="#ffffff"/>
      <style:paragraph-properties style:writing-mode="lr-tb"/>
      <style:text-properties fo:font-size="18pt"/>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color="#579d1c"/>
      <style:paragraph-properties fo:text-align="center"/>
    </style:style>
    <style:style style:name="P18" style:family="paragraph">
      <style:text-properties fo:font-size="14pt" style:font-size-asian="14pt" style:font-size-complex="14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ffffff"/>
      <style:paragraph-properties style:writing-mode="lr-tb"/>
      <style:text-properties fo:font-size="20pt"/>
    </style:style>
    <style:style style:name="P21" style:family="paragraph">
      <style:text-properties fo:font-size="15pt" style:font-size-asian="15pt" style:font-size-complex="15pt"/>
    </style:style>
    <style:style style:name="P22" style:family="paragraph">
      <loext:graphic-properties draw:fill="none" draw:fill-color="#ffffff"/>
      <style:paragraph-properties style:writing-mode="lr-tb"/>
      <style:text-properties fo:font-size="15pt" style:font-size-asian="15pt" style:font-size-complex="15pt"/>
    </style:style>
    <style:style style:name="P23" style:family="paragraph">
      <loext:graphic-properties draw:fill-color="#b6b3b3"/>
      <style:paragraph-properties fo:text-align="center"/>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color="#c9211e"/>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color="#c9211e" fo:font-size="15pt" style:font-size-asian="15pt" style:font-size-complex="15pt"/>
    </style:style>
    <style:style style:name="T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LinkedLists<text:line-break/>w Python</text:p>
          </draw:text-box>
        </draw:frame>
        <draw:frame presentation:style-name="pr2" draw:text-style-name="P2" draw:layer="layout" svg:width="25.199cm" svg:height="9.134cm" svg:x="1.4cm" svg:y="3.685cm" presentation:class="subtitle" presentation:user-transformed="true">
          <draw:text-box>
            <text:p>By Tucker C.</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3" draw:layer="layout" svg:width="7.158cm" svg:height="7.674cm" svg:x="1.378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 draw:layer="layout" svg:width="25.199cm" svg:height="2.629cm" svg:x="1.4cm" svg:y="0.628cm" presentation:class="title">
          <draw:text-box>
            <text:p>What is a Linked List?</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A linked list is a data structure in computer science. A linked list works by establishing a root note or initial node with data and pointing to the next nodes data cell. (See Diagram Below)</text:span></text:p>
              </text:list-item>
            </text:list>
          </draw:text-box>
        </draw:frame>
        <draw:custom-shape draw:style-name="gr3" draw:text-style-name="P5" draw:layer="layout" svg:width="6.096cm" svg:height="3.048cm" svg:x="1.87cm" svg:y="8.874cm">
          <text:p/>
          <draw:enhanced-geometry svg:viewBox="0 0 21600 21600" draw:type="rectangle" draw:enhanced-path="M 0 0 L 21600 0 21600 21600 0 21600 0 0 Z N"/>
        </draw:custom-shape>
        <draw:frame draw:style-name="gr4" draw:text-style-name="P7" draw:layer="layout" svg:width="3.302cm" svg:height="0.962cm" svg:x="1.87cm" svg:y="8.874cm">
          <draw:text-box>
            <text:p text:style-name="P6">data</text:p>
          </draw:text-box>
        </draw:frame>
        <draw:frame draw:style-name="gr4" draw:text-style-name="P7" draw:layer="layout" svg:width="3.302cm" svg:height="0.962cm" svg:x="4.664cm" svg:y="8.874cm">
          <draw:text-box>
            <text:p text:style-name="P6">next</text:p>
          </draw:text-box>
        </draw:frame>
        <draw:line draw:style-name="gr5" draw:text-style-name="P8" draw:layer="layout" svg:x1="4.918cm" svg:y1="11.922cm" svg:x2="4.918cm" svg:y2="8.874cm">
          <text:p/>
        </draw:line>
        <draw:custom-shape draw:style-name="gr6" draw:text-style-name="P9" draw:layer="layout" svg:width="6.096cm" svg:height="3.048cm" svg:x="11.014cm" svg:y="8.874cm">
          <text:p/>
          <draw:enhanced-geometry svg:viewBox="0 0 21600 21600" draw:type="rectangle" draw:enhanced-path="M 0 0 L 21600 0 21600 21600 0 21600 0 0 Z N"/>
        </draw:custom-shape>
        <draw:frame draw:style-name="gr4" draw:text-style-name="P7" draw:layer="layout" svg:width="3.302cm" svg:height="0.962cm" svg:x="11.014cm" svg:y="8.874cm">
          <draw:text-box>
            <text:p text:style-name="P6">data</text:p>
          </draw:text-box>
        </draw:frame>
        <draw:frame draw:style-name="gr4" draw:text-style-name="P7" draw:layer="layout" svg:width="3.302cm" svg:height="0.962cm" svg:x="13.808cm" svg:y="8.874cm">
          <draw:text-box>
            <text:p text:style-name="P6">next</text:p>
          </draw:text-box>
        </draw:frame>
        <draw:line draw:style-name="gr5" draw:text-style-name="P8" draw:layer="layout" svg:x1="14.062cm" svg:y1="11.922cm" svg:x2="14.062cm" svg:y2="8.874cm">
          <text:p/>
        </draw:line>
        <draw:custom-shape draw:style-name="gr7" draw:text-style-name="P10" draw:layer="layout" svg:width="6.096cm" svg:height="3.048cm" svg:x="20.412cm" svg:y="8.874cm">
          <text:p/>
          <draw:enhanced-geometry svg:viewBox="0 0 21600 21600" draw:type="rectangle" draw:enhanced-path="M 0 0 L 21600 0 21600 21600 0 21600 0 0 Z N"/>
        </draw:custom-shape>
        <draw:frame draw:style-name="gr4" draw:text-style-name="P7" draw:layer="layout" svg:width="3.302cm" svg:height="0.962cm" svg:x="20.412cm" svg:y="8.874cm">
          <draw:text-box>
            <text:p text:style-name="P6">data</text:p>
          </draw:text-box>
        </draw:frame>
        <draw:frame draw:style-name="gr4" draw:text-style-name="P7" draw:layer="layout" svg:width="3.302cm" svg:height="0.962cm" svg:x="23.206cm" svg:y="8.874cm">
          <draw:text-box>
            <text:p text:style-name="P6">next</text:p>
          </draw:text-box>
        </draw:frame>
        <draw:line draw:style-name="gr5" draw:text-style-name="P8" draw:layer="layout" svg:x1="23.46cm" svg:y1="11.922cm" svg:x2="23.46cm" svg:y2="8.874cm">
          <text:p/>
        </draw:line>
        <draw:frame draw:style-name="gr4" draw:text-style-name="P7" draw:layer="layout" svg:width="2.794cm" svg:height="0.962cm" svg:x="2cm" svg:y="10.144cm">
          <draw:text-box>
            <text:p text:style-name="P6">5</text:p>
          </draw:text-box>
        </draw:frame>
        <draw:frame draw:style-name="gr4" draw:text-style-name="P7" draw:layer="layout" svg:width="2.794cm" svg:height="0.962cm" svg:x="11.268cm" svg:y="10.144cm">
          <draw:text-box>
            <text:p text:style-name="P6">11</text:p>
          </draw:text-box>
        </draw:frame>
        <draw:frame draw:style-name="gr4" draw:text-style-name="P7" draw:layer="layout" svg:width="2.794cm" svg:height="0.962cm" svg:x="20.712cm" svg:y="10.144cm">
          <draw:text-box>
            <text:p text:style-name="P6">19</text:p>
          </draw:text-box>
        </draw:frame>
        <draw:line draw:style-name="gr8" draw:text-style-name="P6" draw:layer="layout" svg:x1="6.188cm" svg:y1="10.652cm" svg:x2="11.014cm" svg:y2="10.652cm">
          <text:p/>
        </draw:line>
        <draw:line draw:style-name="gr8" draw:text-style-name="P6" draw:layer="layout" svg:x1="15.532cm" svg:y1="10.652cm" svg:x2="20.358cm" svg:y2="10.652cm">
          <text:p/>
        </draw:line>
        <draw:custom-shape draw:style-name="gr9" draw:text-style-name="P11" draw:layer="layout" svg:width="0.508cm" svg:height="0.508cm" svg:x="24.7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3.556cm" svg:height="0.962cm" svg:x="3.302cm" svg:y="6.912cm">
          <draw:text-box>
            <text:p>Root Node</text:p>
          </draw:text-box>
        </draw:frame>
        <draw:line draw:style-name="gr8" draw:text-style-name="P6" draw:layer="layout" svg:x1="3.218cm" svg:y1="7.228cm" svg:x2="3.218cm" svg:y2="8.752cm">
          <text:p/>
        </draw:lin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Linked List Operations</text:p>
          </draw:text-box>
        </draw:frame>
        <draw:frame presentation:style-name="pr5" draw:text-style-name="P4" draw:layer="layout" svg:width="25.199cm" svg:height="9.134cm" svg:x="1.4cm" svg:y="3.685cm" presentation:class="outline" presentation:user-transformed="true">
          <draw:text-box>
            <text:list text:style-name="L2">
              <text:list-header>
                <text:p><text:span text:style-name="T1">Common operations: </text:span></text:p>
                <text:list>
                  <text:list-item>
                    <text:p><text:span text:style-name="T1">get_size() : finds the size of a linked list</text:span></text:p>
                  </text:list-item>
                  <text:list-item>
                    <text:p><text:span text:style-name="T1">find(data) : finds the data element in a linked list</text:span></text:p>
                  </text:list-item>
                  <text:list-item>
                    <text:p><text:span text:style-name="T1">add(data) : adds a data element to a linked list</text:span></text:p>
                  </text:list-item>
                  <text:list-item>
                    <text:p><text:span text:style-name="T1">remove(data) : removes a data element from a linked list</text:span></text:p>
                  </text:list-item>
                </text:list>
                <text:p><text:span text:style-name="T1"/></text:p>
              </text:list-header>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1" draw:layer="layout" svg:width="25.199cm" svg:height="3.003cm" svg:x="1.4cm" svg:y="0.441cm" presentation:class="title" presentation:user-transformed="true">
          <draw:text-box>
            <text:p>Add Operation:<text:line-break/><text:span text:style-name="T2">Execution Diagram</text:span></text:p>
          </draw:text-box>
        </draw:frame>
        <draw:frame draw:style-name="gr11" draw:text-style-name="P14" draw:layer="layout" svg:width="10.922cm" svg:height="2.384cm" svg:x="17.018cm" svg:y="13.208cm">
          <draw:text-box>
            <text:p text:style-name="P13">See llwrapper.py in LinkedLists for code. </text:p>
          </draw:text-box>
        </draw:frame>
        <draw:frame draw:style-name="gr12" draw:text-style-name="P14" draw:layer="layout" svg:width="11.938cm" svg:height="2.384cm" svg:x="11.176cm" svg:y="4.572cm">
          <draw:text-box>
            <text:p text:style-name="P13"><text:span text:style-name="T3">Important Note</text:span>: The new added linked data point is the new root node in the linked list!</text:p>
          </draw:text-box>
        </draw:frame>
        <draw:custom-shape draw:style-name="gr3" draw:text-style-name="P5" draw:layer="layout" svg:width="6.096cm" svg:height="3.048cm" svg:x="1.87cm" svg:y="9.001cm">
          <text:p/>
          <draw:enhanced-geometry svg:viewBox="0 0 21600 21600" draw:type="rectangle" draw:enhanced-path="M 0 0 L 21600 0 21600 21600 0 21600 0 0 Z N"/>
        </draw:custom-shape>
        <draw:frame draw:style-name="gr4" draw:text-style-name="P7" draw:layer="layout" svg:width="3.302cm" svg:height="0.962cm" svg:x="1.87cm" svg:y="9.001cm">
          <draw:text-box>
            <text:p text:style-name="P6">data</text:p>
          </draw:text-box>
        </draw:frame>
        <draw:frame draw:style-name="gr4" draw:text-style-name="P7" draw:layer="layout" svg:width="3.302cm" svg:height="0.962cm" svg:x="4.664cm" svg:y="9.001cm">
          <draw:text-box>
            <text:p text:style-name="P6">next</text:p>
          </draw:text-box>
        </draw:frame>
        <draw:line draw:style-name="gr5" draw:text-style-name="P8" draw:layer="layout" svg:x1="4.918cm" svg:y1="12.049cm" svg:x2="4.918cm" svg:y2="9.001cm">
          <text:p/>
        </draw:line>
        <draw:custom-shape draw:style-name="gr6" draw:text-style-name="P9" draw:layer="layout" svg:width="6.096cm" svg:height="3.048cm" svg:x="11.014cm" svg:y="9.001cm">
          <text:p/>
          <draw:enhanced-geometry svg:viewBox="0 0 21600 21600" draw:type="rectangle" draw:enhanced-path="M 0 0 L 21600 0 21600 21600 0 21600 0 0 Z N"/>
        </draw:custom-shape>
        <draw:frame draw:style-name="gr4" draw:text-style-name="P7" draw:layer="layout" svg:width="3.302cm" svg:height="0.962cm" svg:x="11.014cm" svg:y="9.001cm">
          <draw:text-box>
            <text:p text:style-name="P6">data</text:p>
          </draw:text-box>
        </draw:frame>
        <draw:frame draw:style-name="gr4" draw:text-style-name="P7" draw:layer="layout" svg:width="3.302cm" svg:height="0.962cm" svg:x="13.808cm" svg:y="9.001cm">
          <draw:text-box>
            <text:p text:style-name="P6">next</text:p>
          </draw:text-box>
        </draw:frame>
        <draw:line draw:style-name="gr5" draw:text-style-name="P8" draw:layer="layout" svg:x1="14.062cm" svg:y1="12.049cm" svg:x2="14.062cm" svg:y2="9.001cm">
          <text:p/>
        </draw:line>
        <draw:custom-shape draw:style-name="gr7" draw:text-style-name="P10" draw:layer="layout" svg:width="6.096cm" svg:height="3.048cm" svg:x="20.412cm" svg:y="9.001cm">
          <text:p/>
          <draw:enhanced-geometry svg:viewBox="0 0 21600 21600" draw:type="rectangle" draw:enhanced-path="M 0 0 L 21600 0 21600 21600 0 21600 0 0 Z N"/>
        </draw:custom-shape>
        <draw:frame draw:style-name="gr4" draw:text-style-name="P7" draw:layer="layout" svg:width="3.302cm" svg:height="0.962cm" svg:x="20.412cm" svg:y="9.001cm">
          <draw:text-box>
            <text:p text:style-name="P6">data</text:p>
          </draw:text-box>
        </draw:frame>
        <draw:frame draw:style-name="gr4" draw:text-style-name="P7" draw:layer="layout" svg:width="3.302cm" svg:height="0.962cm" svg:x="23.206cm" svg:y="9.001cm">
          <draw:text-box>
            <text:p text:style-name="P6">next</text:p>
          </draw:text-box>
        </draw:frame>
        <draw:line draw:style-name="gr5" draw:text-style-name="P8" draw:layer="layout" svg:x1="23.46cm" svg:y1="12.049cm" svg:x2="23.46cm" svg:y2="9.001cm">
          <text:p/>
        </draw:line>
        <draw:frame draw:style-name="gr4" draw:text-style-name="P7" draw:layer="layout" svg:width="2.794cm" svg:height="0.962cm" svg:x="2cm" svg:y="10.271cm">
          <draw:text-box>
            <text:p text:style-name="P6">5</text:p>
          </draw:text-box>
        </draw:frame>
        <draw:frame draw:style-name="gr4" draw:text-style-name="P7" draw:layer="layout" svg:width="2.794cm" svg:height="0.962cm" svg:x="11.268cm" svg:y="10.271cm">
          <draw:text-box>
            <text:p text:style-name="P6">11</text:p>
          </draw:text-box>
        </draw:frame>
        <draw:frame draw:style-name="gr4" draw:text-style-name="P7" draw:layer="layout" svg:width="2.794cm" svg:height="0.962cm" svg:x="20.712cm" svg:y="10.271cm">
          <draw:text-box>
            <text:p text:style-name="P6">19</text:p>
          </draw:text-box>
        </draw:frame>
        <draw:line draw:style-name="gr8" draw:text-style-name="P6" draw:layer="layout" svg:x1="6.188cm" svg:y1="10.779cm" svg:x2="11.014cm" svg:y2="10.779cm">
          <text:p/>
        </draw:line>
        <draw:line draw:style-name="gr8" draw:text-style-name="P6" draw:layer="layout" svg:x1="15.532cm" svg:y1="10.779cm" svg:x2="20.358cm" svg:y2="10.779cm">
          <text:p/>
        </draw:line>
        <draw:custom-shape draw:style-name="gr9" draw:text-style-name="P11" draw:layer="layout" svg:width="0.508cm" svg:height="0.508cm" svg:x="24.7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3.556cm" svg:height="1.199cm" svg:x="1.778cm" svg:y="10.993cm">
          <draw:text-box>
            <text:p text:style-name="P15"><text:span text:style-name="T4">Original Root Node</text:span></text:p>
          </draw:text-box>
        </draw:frame>
        <draw:line draw:style-name="gr8" draw:text-style-name="P6" draw:layer="layout" svg:x1="3.286cm" svg:y1="2.444cm" svg:x2="3.286cm" svg:y2="3.968cm">
          <text:p/>
        </draw:line>
        <draw:custom-shape draw:style-name="gr13" draw:text-style-name="P17" draw:layer="layout" svg:width="6.096cm" svg:height="3.048cm" svg:x="1.778cm" svg:y="4.318cm">
          <text:p/>
          <draw:enhanced-geometry svg:viewBox="0 0 21600 21600" draw:type="rectangle" draw:enhanced-path="M 0 0 L 21600 0 21600 21600 0 21600 0 0 Z N"/>
        </draw:custom-shape>
        <draw:frame draw:style-name="gr4" draw:text-style-name="P7" draw:layer="layout" svg:width="3.302cm" svg:height="0.962cm" svg:x="1.778cm" svg:y="4.318cm">
          <draw:text-box>
            <text:p text:style-name="P6">data</text:p>
          </draw:text-box>
        </draw:frame>
        <draw:frame draw:style-name="gr4" draw:text-style-name="P7" draw:layer="layout" svg:width="3.302cm" svg:height="0.962cm" svg:x="4.572cm" svg:y="4.318cm">
          <draw:text-box>
            <text:p text:style-name="P6">next</text:p>
          </draw:text-box>
        </draw:frame>
        <draw:line draw:style-name="gr5" draw:text-style-name="P8" draw:layer="layout" svg:x1="4.826cm" svg:y1="7.366cm" svg:x2="4.826cm" svg:y2="4.318cm">
          <text:p/>
        </draw:line>
        <draw:frame draw:style-name="gr4" draw:text-style-name="P7" draw:layer="layout" svg:width="2.794cm" svg:height="0.962cm" svg:x="1.908cm" svg:y="5.588cm">
          <draw:text-box>
            <text:p text:style-name="P6">5</text:p>
          </draw:text-box>
        </draw:frame>
        <draw:line draw:style-name="gr8" draw:text-style-name="P6" draw:layer="layout" svg:x1="6.35cm" svg:y1="5.842cm" svg:x2="3.81cm" svg:y2="9.001cm">
          <text:p/>
        </draw:line>
        <draw:frame draw:style-name="gr14" draw:text-style-name="P19" draw:layer="layout" svg:width="4.264cm" svg:height="1.361cm" svg:x="1.578cm" svg:y="1.562cm">
          <draw:text-box>
            <text:p text:style-name="P18"><text:span text:style-name="T5">New Root Node</text:span></text:p>
          </draw:text-box>
        </draw:frame>
        <presentation:notes draw:style-name="dp1">
          <draw:page-thumbnail draw:style-name="gr1" draw:layer="layout" svg:width="18.624cm" svg:height="10.476cm" svg:x="1.482cm" svg:y="2.123cm" draw:page-number="4" presentation:class="page"/>
          <draw:frame presentation:style-name="pr3"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text-style-name="P1" draw:layer="layout" svg:width="25.199cm" svg:height="3.003cm" svg:x="1.4cm" svg:y="0.441cm" presentation:class="title" presentation:user-transformed="true">
          <draw:text-box>
            <text:p>Remove Operation:<text:line-break/><text:span text:style-name="T2">Execution Diagram</text:span></text:p>
          </draw:text-box>
        </draw:frame>
        <draw:frame draw:style-name="gr11" draw:text-style-name="P14" draw:layer="layout" svg:width="10.922cm" svg:height="2.384cm" svg:x="17.018cm" svg:y="13.208cm">
          <draw:text-box>
            <text:p text:style-name="P13">See llwrapper.py in LinkedLists for code. </text:p>
          </draw:text-box>
        </draw:frame>
        <draw:frame draw:style-name="gr12" draw:text-style-name="P22" draw:layer="layout" svg:width="11.938cm" svg:height="3.191cm" svg:x="11.176cm" svg:y="4.572cm">
          <draw:text-box>
            <text:p text:style-name="P21"><text:span text:style-name="T6">Important Note</text:span><text:span text:style-name="T7">: If we remove the node with the 5 int data point, we change the pointer for the root node to the data point of the next object in the series excluding (Not deleting )the indicated object from the linked list.</text:span></text:p>
          </draw:text-box>
        </draw:frame>
        <draw:custom-shape draw:style-name="gr15" draw:text-style-name="P23" draw:layer="layout" svg:width="6.096cm" svg:height="3.048cm" svg:x="1.87cm" svg:y="9.001cm">
          <text:p/>
          <draw:enhanced-geometry svg:viewBox="0 0 21600 21600" draw:type="rectangle" draw:enhanced-path="M 0 0 L 21600 0 21600 21600 0 21600 0 0 Z N"/>
        </draw:custom-shape>
        <draw:frame draw:style-name="gr4" draw:text-style-name="P7" draw:layer="layout" svg:width="3.302cm" svg:height="0.962cm" svg:x="1.87cm" svg:y="9.001cm">
          <draw:text-box>
            <text:p text:style-name="P6">data</text:p>
          </draw:text-box>
        </draw:frame>
        <draw:frame draw:style-name="gr4" draw:text-style-name="P7" draw:layer="layout" svg:width="3.302cm" svg:height="0.962cm" svg:x="4.664cm" svg:y="9.001cm">
          <draw:text-box>
            <text:p text:style-name="P6">next</text:p>
          </draw:text-box>
        </draw:frame>
        <draw:line draw:style-name="gr5" draw:text-style-name="P8" draw:layer="layout" svg:x1="4.918cm" svg:y1="12.049cm" svg:x2="4.918cm" svg:y2="9.001cm">
          <text:p/>
        </draw:line>
        <draw:custom-shape draw:style-name="gr6" draw:text-style-name="P9" draw:layer="layout" svg:width="6.096cm" svg:height="3.048cm" svg:x="11.014cm" svg:y="9.001cm">
          <text:p/>
          <draw:enhanced-geometry svg:viewBox="0 0 21600 21600" draw:type="rectangle" draw:enhanced-path="M 0 0 L 21600 0 21600 21600 0 21600 0 0 Z N"/>
        </draw:custom-shape>
        <draw:frame draw:style-name="gr4" draw:text-style-name="P7" draw:layer="layout" svg:width="3.302cm" svg:height="0.962cm" svg:x="11.014cm" svg:y="9.001cm">
          <draw:text-box>
            <text:p text:style-name="P6">data</text:p>
          </draw:text-box>
        </draw:frame>
        <draw:frame draw:style-name="gr4" draw:text-style-name="P7" draw:layer="layout" svg:width="3.302cm" svg:height="0.962cm" svg:x="13.808cm" svg:y="9.001cm">
          <draw:text-box>
            <text:p text:style-name="P6">next</text:p>
          </draw:text-box>
        </draw:frame>
        <draw:line draw:style-name="gr5" draw:text-style-name="P8" draw:layer="layout" svg:x1="14.062cm" svg:y1="12.049cm" svg:x2="14.062cm" svg:y2="9.001cm">
          <text:p/>
        </draw:line>
        <draw:custom-shape draw:style-name="gr7" draw:text-style-name="P10" draw:layer="layout" svg:width="6.096cm" svg:height="3.048cm" svg:x="20.412cm" svg:y="9.001cm">
          <text:p/>
          <draw:enhanced-geometry svg:viewBox="0 0 21600 21600" draw:type="rectangle" draw:enhanced-path="M 0 0 L 21600 0 21600 21600 0 21600 0 0 Z N"/>
        </draw:custom-shape>
        <draw:frame draw:style-name="gr4" draw:text-style-name="P7" draw:layer="layout" svg:width="3.302cm" svg:height="0.962cm" svg:x="20.412cm" svg:y="9.001cm">
          <draw:text-box>
            <text:p text:style-name="P6">data</text:p>
          </draw:text-box>
        </draw:frame>
        <draw:frame draw:style-name="gr4" draw:text-style-name="P7" draw:layer="layout" svg:width="3.302cm" svg:height="0.962cm" svg:x="23.206cm" svg:y="9.001cm">
          <draw:text-box>
            <text:p text:style-name="P6">next</text:p>
          </draw:text-box>
        </draw:frame>
        <draw:line draw:style-name="gr5" draw:text-style-name="P8" draw:layer="layout" svg:x1="23.46cm" svg:y1="12.049cm" svg:x2="23.46cm" svg:y2="9.001cm">
          <text:p/>
        </draw:line>
        <draw:frame draw:style-name="gr4" draw:text-style-name="P7" draw:layer="layout" svg:width="2.794cm" svg:height="0.962cm" svg:x="2cm" svg:y="10.271cm">
          <draw:text-box>
            <text:p text:style-name="P6">5</text:p>
          </draw:text-box>
        </draw:frame>
        <draw:frame draw:style-name="gr4" draw:text-style-name="P7" draw:layer="layout" svg:width="2.794cm" svg:height="0.962cm" svg:x="11.268cm" svg:y="10.271cm">
          <draw:text-box>
            <text:p text:style-name="P6">11</text:p>
          </draw:text-box>
        </draw:frame>
        <draw:frame draw:style-name="gr4" draw:text-style-name="P7" draw:layer="layout" svg:width="2.794cm" svg:height="0.962cm" svg:x="20.712cm" svg:y="10.271cm">
          <draw:text-box>
            <text:p text:style-name="P6">19</text:p>
          </draw:text-box>
        </draw:frame>
        <draw:line draw:style-name="gr16" draw:text-style-name="P6" draw:layer="layout" svg:x1="6.188cm" svg:y1="10.779cm" svg:x2="11.014cm" svg:y2="10.779cm">
          <text:p/>
        </draw:line>
        <draw:line draw:style-name="gr8" draw:text-style-name="P6" draw:layer="layout" svg:x1="15.532cm" svg:y1="10.779cm" svg:x2="20.358cm" svg:y2="10.779cm">
          <text:p/>
        </draw:line>
        <draw:custom-shape draw:style-name="gr9" draw:text-style-name="P11" draw:layer="layout" svg:width="0.508cm" svg:height="0.508cm" svg:x="24.73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3.286cm" svg:y1="2.444cm" svg:x2="3.286cm" svg:y2="3.968cm">
          <text:p/>
        </draw:line>
        <draw:custom-shape draw:style-name="gr13" draw:text-style-name="P17" draw:layer="layout" svg:width="6.096cm" svg:height="3.048cm" svg:x="1.778cm" svg:y="4.318cm">
          <text:p/>
          <draw:enhanced-geometry svg:viewBox="0 0 21600 21600" draw:type="rectangle" draw:enhanced-path="M 0 0 L 21600 0 21600 21600 0 21600 0 0 Z N"/>
        </draw:custom-shape>
        <draw:frame draw:style-name="gr4" draw:text-style-name="P7" draw:layer="layout" svg:width="3.302cm" svg:height="0.962cm" svg:x="1.778cm" svg:y="4.318cm">
          <draw:text-box>
            <text:p text:style-name="P6">data</text:p>
          </draw:text-box>
        </draw:frame>
        <draw:frame draw:style-name="gr4" draw:text-style-name="P7" draw:layer="layout" svg:width="3.302cm" svg:height="0.962cm" svg:x="4.572cm" svg:y="4.318cm">
          <draw:text-box>
            <text:p text:style-name="P6">next</text:p>
          </draw:text-box>
        </draw:frame>
        <draw:line draw:style-name="gr5" draw:text-style-name="P8" draw:layer="layout" svg:x1="4.826cm" svg:y1="7.366cm" svg:x2="4.826cm" svg:y2="4.318cm">
          <text:p/>
        </draw:line>
        <draw:frame draw:style-name="gr4" draw:text-style-name="P7" draw:layer="layout" svg:width="2.794cm" svg:height="0.962cm" svg:x="1.908cm" svg:y="5.588cm">
          <draw:text-box>
            <text:p text:style-name="P6">5</text:p>
          </draw:text-box>
        </draw:frame>
        <draw:line draw:style-name="gr8" draw:text-style-name="P6" draw:layer="layout" svg:x1="6.35cm" svg:y1="5.842cm" svg:x2="10.922cm" svg:y2="8.89cm">
          <text:p/>
        </draw:line>
        <draw:frame draw:style-name="gr14" draw:text-style-name="P19" draw:layer="layout" svg:width="4.264cm" svg:height="1.361cm" svg:x="1.578cm" svg:y="1.562cm">
          <draw:text-box>
            <text:p text:style-name="P18"><text:span text:style-name="T5">New Root Node</text:span></text:p>
          </draw:text-box>
        </draw:frame>
        <presentation:notes draw:style-name="dp1">
          <draw:page-thumbnail draw:style-name="gr1" draw:layer="layout" svg:width="18.624cm" svg:height="10.476cm" svg:x="1.482cm" svg:y="2.123cm" draw:page-number="5" presentation:class="page"/>
          <draw:frame presentation:style-name="pr3"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30T09:11:07.055000000</meta:creation-date>
    <dc:date>2020-11-18T12:48:49.173000000</dc:date>
    <meta:editing-duration>PT40M31S</meta:editing-duration>
    <meta:editing-cycles>18</meta:editing-cycles>
    <meta:generator>LibreOffice/6.4.0.3$Windows_X86_64 LibreOffice_project/b0a288ab3d2d4774cb44b62f04d5d28733ac6df8</meta:generator>
    <meta:document-statistic meta:object-count="117"/>
  </office:meta>
</office:document-meta>
</file>